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cheherazade" svg:font-family="Scheheraza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6b8" officeooo:paragraph-rsid="001c3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doc template for imports of Swahili in Arabic scrip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cheherazade" svg:font-family="Scheheraza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-complex="Scheherazade" style:font-family-complex="Scheherazade" style:font-style-name-complex="Regular" style:font-pitch-complex="variable" style:font-size-complex="24pt" style:language-complex="ar" style:country-complex="O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dc:date>2014-05-14T12:11:43.050622705</dc:date>
    <dc:creator>Kevin Donnelly</dc:creator>
    <meta:editing-duration>PT16M23S</meta:editing-duration>
    <meta:editing-cycles>4</meta:editing-cycles>
    <meta:document-statistic meta:table-count="0" meta:image-count="0" meta:object-count="0" meta:page-count="1" meta:paragraph-count="1" meta:word-count="9" meta:character-count="56" meta:non-whitespace-character-count="48"/>
  </office:meta>
</office:document-meta>
</file>